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OVR B4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OVR</text:p>
          </table:table-cell>
          <table:table-cell table:formula="of:=[.B1]*[.C9]" office:value-type="float" office:value="395.6">
            <text:p>395.6</text:p>
          </table:table-cell>
          <table:table-cell table:formula="of:=[.C1]*[.C9]" office:value-type="float" office:value="317.4">
            <text:p>317.4</text:p>
          </table:table-cell>
          <table:table-cell table:number-columns-repeated="1021"/>
        </table:table-row>
        <table:table-row table:style-name="ro1">
          <table:table-cell office:value-type="string">
            <text:p>FORM</text:p>
          </table:table-cell>
          <table:table-cell table:formula="of:=60*[.C10]" office:value-type="float" office:value="90">
            <text:p>90</text:p>
          </table:table-cell>
          <table:table-cell table:formula="of:=70*[.C10]"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FITNESS</text:p>
          </table:table-cell>
          <table:table-cell table:formula="of:=81*[.C11]" office:value-type="float" office:value="89.1">
            <text:p>89.1</text:p>
          </table:table-cell>
          <table:table-cell table:formula="of:=100*[.C11]"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 office:value-type="string">
            <text:p>IMPORT</text:p>
          </table:table-cell>
          <table:table-cell table:formula="of:=([.C15]/(100-[.B1]))*[.C12]" office:value-type="float" office:value="21.4285714285714">
            <text:p>21.4285714286</text:p>
          </table:table-cell>
          <table:table-cell table:formula="of:=([.C15]/(100-[.C1]))*[.C12]" office:value-type="float" office:value="9.67741935483871">
            <text:p>9.6774193548</text:p>
          </table:table-cell>
          <table:table-cell table:number-columns-repeated="1021"/>
        </table:table-row>
        <table:table-row table:style-name="ro1">
          <table:table-cell office:value-type="string">
            <text:p>RANDOM</text:p>
          </table:table-cell>
          <table:table-cell table:formula="of:=RANDBETWEEN(80;100)*[.C13]" office:value-type="float" office:value="340">
            <text:p>340</text:p>
          </table:table-cell>
          <table:table-cell table:formula="of:=RANDBETWEEN(80;100)*[.C13]" office:value-type="float" office:value="372">
            <text:p>372</text:p>
          </table:table-cell>
          <table:table-cell table:number-columns-repeated="1021"/>
        </table:table-row>
        <table:table-row table:style-name="ro1">
          <table:table-cell office:value-type="string">
            <text:p>Total</text:p>
          </table:table-cell>
          <table:table-cell table:formula="of:=SUM([.B2:.B6])" office:value-type="float" office:value="936.128571428571">
            <text:p>936.1285714286</text:p>
          </table:table-cell>
          <table:table-cell table:formula="of:=SUM([.C2:.C6])" office:value-type="float" office:value="914.077419354839">
            <text:p>914.07741935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VR Mult</text:p>
          </table:table-cell>
          <table:table-cell office:value-type="float" office:value="4.6">
            <text:p>4.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RM Mult</text:p>
          </table:table-cell>
          <table:table-cell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T Mult</text:p>
          </table:table-cell>
          <table:table-cell office:value-type="float" office:value="1.1">
            <text:p>1.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 Mul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and Mul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tch Importance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10/01/2020</text:date>, <text:time>13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Paul Garlick</meta:initial-creator>
    <meta:creation-date>2019-12-30T20:21:35Z</meta:creation-date>
    <dc:date>2020-01-10T13:25:14.68</dc:date>
    <meta:editing-duration>PT1H53M42S</meta:editing-duration>
    <meta:editing-cycles>1</meta:editing-cycles>
    <meta:document-statistic meta:table-count="1" meta:cell-count="33" meta:object-count="0"/>
  </office:meta>
</office:document-meta>
</file>